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>
            <text:p>k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string">
            <text:p>n</text:p>
          </table:table-cell>
          <table:table-cell office:value-type="float" office:value="128">
            <text:p>128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IP addresses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Visits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string">
            <text:p>Membership Query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pdate 100 / Query 20</text:p>
          </table:table-cell>
          <table:table-cell office:value-type="string">
            <text:p>Update 100 / Query 40</text:p>
          </table:table-cell>
          <table:table-cell office:value-type="string">
            <text:p>Update 200 / Query 40</text:p>
          </table:table-cell>
        </table:table-row>
        <table:table-row table:style-name="ro1">
          <table:table-cell office:value-type="string">
            <text:p>Prover</text:p>
          </table:table-cell>
          <table:table-cell table:number-columns-repeated="3"/>
        </table:table-row>
        <table:table-row table:style-name="ro1">
          <table:table-cell office:value-type="string">
            <text:p>Update</text:p>
          </table:table-cell>
          <table:table-cell office:value-type="float" office:value="157.846">
            <text:p>157.846</text:p>
          </table:table-cell>
          <table:table-cell office:value-type="float" office:value="166.2641">
            <text:p>166.2641</text:p>
          </table:table-cell>
          <table:table-cell office:value-type="float" office:value="337.7522">
            <text:p>337.7522</text:p>
          </table:table-cell>
        </table:table-row>
        <table:table-row table:style-name="ro1">
          <table:table-cell office:value-type="string">
            <text:p>Query</text:p>
          </table:table-cell>
          <table:table-cell office:value-type="float" office:value="0.1328">
            <text:p>0.1328</text:p>
          </table:table-cell>
          <table:table-cell office:value-type="float" office:value="0.3282">
            <text:p>0.3282</text:p>
          </table:table-cell>
          <table:table-cell office:value-type="float" office:value="0.3425">
            <text:p>0.3425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Verifier</text:p>
          </table:table-cell>
          <table:table-cell table:number-columns-repeated="3"/>
        </table:table-row>
        <table:table-row table:style-name="ro1">
          <table:table-cell office:value-type="string">
            <text:p>Update</text:p>
          </table:table-cell>
          <table:table-cell office:value-type="float" office:value="0.0719">
            <text:p>0.0719</text:p>
          </table:table-cell>
          <table:table-cell office:value-type="float" office:value="0.0729">
            <text:p>0.0729</text:p>
          </table:table-cell>
          <table:table-cell office:value-type="float" office:value="0.1434">
            <text:p>0.1434</text:p>
          </table:table-cell>
        </table:table-row>
        <table:table-row table:style-name="ro1">
          <table:table-cell office:value-type="string">
            <text:p>Verify</text:p>
          </table:table-cell>
          <table:table-cell office:value-type="float" office:value="0.0328">
            <text:p>0.0328</text:p>
          </table:table-cell>
          <table:table-cell office:value-type="float" office:value="0.06553">
            <text:p>0.06553</text:p>
          </table:table-cell>
          <table:table-cell office:value-type="float" office:value="0.0696">
            <text:p>0.06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ungsam Park</meta:initial-creator>
    <meta:creation-date>2013-04-24T23:22:45</meta:creation-date>
    <dc:date>2013-04-25T00:12:31</dc:date>
    <dc:creator>Youngsam Park</dc:creator>
    <meta:editing-duration>PT3M55S</meta:editing-duration>
    <meta:editing-cycles>1</meta:editing-cycles>
    <meta:document-statistic meta:table-count="1" meta:cell-count="31" meta:object-count="0"/>
    <meta:generator>LibreOffice/3.6$Linux_X86_64 LibreOffice_project/360m1$Build-2</meta:generator>
  </office:meta>
</office:document-meta>
</file>